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9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0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2e61eb"/>
    </style:style>
    <style:style style:name="P62" style:family="paragraph" style:parent-style-name="Standard">
      <style:text-properties officeooo:paragraph-rsid="0d804757"/>
    </style:style>
    <style:style style:name="P63" style:family="paragraph" style:parent-style-name="Standard">
      <style:text-properties officeooo:paragraph-rsid="0d1be4a7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ce9327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ddfbc49"/>
    </style:style>
    <style:style style:name="P69" style:family="paragraph" style:parent-style-name="Standard"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1" style:family="paragraph" style:parent-style-name="Footnote">
      <style:text-properties officeooo:rsid="043ccc66" officeooo:paragraph-rsid="0dca2508"/>
    </style:style>
    <style:style style:name="P72" style:family="paragraph" style:parent-style-name="Footnote">
      <style:text-properties officeooo:rsid="043ccc66" officeooo:paragraph-rsid="0e5afad8"/>
    </style:style>
    <style:style style:name="P73" style:family="paragraph" style:parent-style-name="Standard">
      <style:text-properties officeooo:paragraph-rsid="0e153b91"/>
    </style:style>
    <style:style style:name="P74" style:family="paragraph" style:parent-style-name="Standard">
      <style:text-properties officeooo:paragraph-rsid="0e26e14b"/>
    </style:style>
    <style:style style:name="P75" style:family="paragraph" style:parent-style-name="Standard">
      <style:text-properties officeooo:paragraph-rsid="0e5c6890"/>
    </style:style>
    <style:style style:name="P76" style:family="paragraph" style:parent-style-name="Footnote">
      <style:text-properties officeooo:paragraph-rsid="0e72255e"/>
    </style:style>
    <style:style style:name="P77" style:family="paragraph" style:parent-style-name="Footnote">
      <style:text-properties officeooo:paragraph-rsid="0e81bf91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Footnote">
      <style:text-properties officeooo:paragraph-rsid="0f01ec83"/>
    </style:style>
    <style:style style:name="P85" style:family="paragraph" style:parent-style-name="Footnote">
      <style:text-properties officeooo:paragraph-rsid="0f05db4d"/>
    </style:style>
    <style:style style:name="P86" style:family="paragraph" style:parent-style-name="Standard">
      <style:text-properties officeooo:paragraph-rsid="0f1c472f"/>
    </style:style>
    <style:style style:name="P87" style:family="paragraph" style:parent-style-name="Standard">
      <style:text-properties officeooo:paragraph-rsid="0f28fb61"/>
    </style:style>
    <style:style style:name="P88" style:family="paragraph" style:parent-style-name="Standard">
      <style:text-properties officeooo:paragraph-rsid="0f34ee81"/>
    </style:style>
    <style:style style:name="P89" style:family="paragraph" style:parent-style-name="Standard">
      <style:text-properties officeooo:paragraph-rsid="0f35fc9a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1" style:family="paragraph" style:parent-style-name="Standard">
      <style:text-properties officeooo:rsid="0f35fc9a" officeooo:paragraph-rsid="0f3d6513"/>
    </style:style>
    <style:style style:name="P92" style:family="paragraph" style:parent-style-name="Standard">
      <style:text-properties officeooo:paragraph-rsid="0f41fd77"/>
    </style:style>
    <style:style style:name="P93" style:family="paragraph" style:parent-style-name="Standard">
      <style:text-properties officeooo:paragraph-rsid="0f430ec2"/>
    </style:style>
    <style:style style:name="P94" style:family="paragraph" style:parent-style-name="Standard">
      <style:text-properties officeooo:paragraph-rsid="0f449ce3"/>
    </style:style>
    <style:style style:name="P95" style:family="paragraph" style:parent-style-name="Standard">
      <style:text-properties officeooo:paragraph-rsid="0f467e32"/>
    </style:style>
    <style:style style:name="P96" style:family="paragraph" style:parent-style-name="Standard">
      <style:text-properties officeooo:paragraph-rsid="0ef8a941"/>
    </style:style>
    <style:style style:name="P97" style:family="paragraph" style:parent-style-name="Standard">
      <style:text-properties officeooo:paragraph-rsid="0f4d8759"/>
    </style:style>
    <style:style style:name="P98" style:family="paragraph" style:parent-style-name="Standard">
      <style:text-properties officeooo:paragraph-rsid="0f4eeba0"/>
    </style:style>
    <style:style style:name="P99" style:family="paragraph" style:parent-style-name="Standard">
      <style:text-properties officeooo:paragraph-rsid="0f5f1cf7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22a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e1a3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text-underline-style="none"/>
    </style:style>
    <style:style style:name="T196" style:family="text">
      <style:text-properties fo:color="#000000" loext:opacity="100%" style:text-line-through-style="none" style:text-line-through-type="none" style:text-underline-style="none" officeooo:rsid="01657261"/>
    </style:style>
    <style:style style:name="T197" style:family="text">
      <style:text-properties fo:color="#000000" loext:opacity="100%" style:text-line-through-style="none" style:text-line-through-type="none" style:text-underline-style="none" officeooo:rsid="0382ccb7"/>
    </style:style>
    <style:style style:name="T198" style:family="text">
      <style:text-properties fo:color="#000000" loext:opacity="100%" style:text-line-through-style="none" style:text-line-through-type="none" style:text-underline-style="none" officeooo:rsid="0f486fef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2" style:family="text">
      <style:text-properties fo:color="#000000" loext:opacity="100%" style:font-name="Liberation Sans" fo:font-size="12pt" style:font-size-asian="12pt" style:font-size-complex="12pt"/>
    </style:style>
    <style:style style:name="T2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officeooo:rsid="047da547"/>
    </style:style>
    <style:style style:name="T3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style:font-size-asian="12pt" style:font-size-complex="12pt"/>
    </style:style>
    <style:style style:name="T327" style:family="text">
      <style:text-properties style:use-window-font-color="true" loext:opacity="0%" style:font-name="Liberation Sans" officeooo:rsid="0efd8e5c"/>
    </style:style>
    <style:style style:name="T328" style:family="text">
      <style:text-properties officeooo:rsid="04473353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aace3cd"/>
    </style:style>
    <style:style style:name="T333" style:family="text">
      <style:text-properties fo:font-size="8pt" style:font-size-asian="8pt" style:font-size-complex="8pt" loext:padding="0.049cm" loext:border="0.31pt solid #000000"/>
    </style:style>
    <style:style style:name="T334" style:family="text">
      <style:text-properties officeooo:rsid="0e5635a7"/>
    </style:style>
    <style:style style:name="T335" style:family="text">
      <style:text-properties officeooo:rsid="0e56c5f4"/>
    </style:style>
    <style:style style:name="T336" style:family="text">
      <style:text-properties officeooo:rsid="0e80285f"/>
    </style:style>
    <style:style style:name="T337" style:family="text">
      <style:text-properties officeooo:rsid="0e838e2a"/>
    </style:style>
    <style:style style:name="T338" style:family="text">
      <style:text-properties officeooo:rsid="0e83c34e"/>
    </style:style>
    <style:style style:name="T33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6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47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style:font-size-asian="12pt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officeooo:rsid="0ee1abbb"/>
    </style:style>
    <style:style style:name="T3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1" style:family="text">
      <style:text-properties officeooo:rsid="0f0ca65a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officeooo:rsid="0f30ba38" style:font-weight-asian="bold" style:font-weight-complex="bold"/>
    </style:style>
    <style:style style:name="T364" style:family="text">
      <style:text-properties fo:font-weight="bold" officeooo:rsid="0f3c007b" style:font-weight-asian="bold" style:font-weight-complex="bold"/>
    </style:style>
    <style:style style:name="T365" style:family="text">
      <style:text-properties fo:font-weight="normal" officeooo:rsid="0f3d6513" style:font-weight-asian="normal" style:font-weight-complex="normal"/>
    </style:style>
    <style:style style:name="T366" style:family="text">
      <style:text-properties fo:font-weight="normal" officeooo:rsid="0fc0a9aa" style:font-weight-asian="normal" style:font-weight-complex="normal"/>
    </style:style>
    <style:style style:name="T367" style:family="text">
      <style:text-properties officeooo:rsid="01657261"/>
    </style:style>
    <style:style style:name="T368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220">C</text:span></text:span><text:span text:style-name="Strong_20_Emphasis"><text:span text:style-name="T219">hecklist voor </text:span></text:span><text:span text:style-name="Strong_20_Emphasis"><text:span text:style-name="T221">de installatie</text:span></text:span><text:span text:style-name="Strong_20_Emphasis"><text:span text:style-name="T219"> van </text:span></text:span><text:span text:style-name="Strong_20_Emphasis"><text:span text:style-name="T219"><text:user-field-get text:name="Distro">Ubuntu</text:user-field-get></text:span></text:span><text:span text:style-name="Strong_20_Emphasis"><text:span text:style-name="T219"><text:s/></text:span></text:span><text:span text:style-name="Strong_20_Emphasis"><text:span text:style-name="T227"><text:user-field-get text:name="Version">22.04</text:user-field-get></text:span></text:span><text:span text:style-name="Strong_20_Emphasis"><text:span text:style-name="T223"><text:s/></text:span></text:span><text:span text:style-name="Strong_20_Emphasis"><text:span text:style-name="T224">LTS</text:span></text:span><text:span text:style-name="Strong_20_Emphasis"><text:span text:style-name="T224"><text:note text:id="ftn1" text:note-class="footnote"><text:note-citation>1</text:note-citation><text:note-body><text:p text:style-name="P85"><text:span text:style-name="T259">LTS</text:span><text:span text:style-name="T267"> </text:span><text:span text:style-name="T268">staat voor</text:span><text:span text:style-name="T266"> </text:span><text:span text:style-name="T259">Long-Term Support, langetermijnondersteuning, </text:span><text:span text:style-name="T269">en </text:span><text:span text:style-name="T270">d</text:span><text:span text:style-name="T269">eze </text:span><text:span text:style-name="Strong_20_Emphasis"><text:span text:style-name="T277"><text:user-field-get text:name="Distro">Ubuntu</text:user-field-get></text:span></text:span><text:span text:style-name="T269"><text:s/></text:span><text:span text:style-name="T278"><text:user-field-get text:name="Version">22.04</text:user-field-get></text:span><text:span text:style-name="T278"><text:s/></text:span><text:span text:style-name="T269">LTS </text:span><text:span text:style-name="T271">(codenaam </text:span><text:span text:style-name="T276">j</text:span><text:span text:style-name="T358">ammy</text:span><text:span text:style-name="T271">) </text:span><text:span text:style-name="T268">van</text:span><text:span text:style-name="T265"> </text:span><text:span text:style-name="T263">april</text:span><text:span text:style-name="T261"> </text:span><text:span text:style-name="Strong_20_Emphasis"><text:span text:style-name="T144"><text:user-field-get style:data-style-name="N0" text:name="Releaseyear">2022</text:user-field-get></text:span></text:span><text:span text:style-name="T263"><text:s/></text:span><text:span text:style-name="T259">wordt </text:span><text:span text:style-name="T260">vijf</text:span><text:span text:style-name="T259"> jaar onder</text:span><text:span text:style-name="T275">steund</text:span><text:span text:style-name="T264"> </text:span><text:span text:style-name="T259">tot </text:span><text:span text:style-name="T263">april</text:span><text:span text:style-name="T258"> </text:span><text:span text:style-name="T259">202</text:span><text:span text:style-name="T263">7</text:span><text:span text:style-name="T262">.</text:span></text:p></text:note-body></text:note></text:span></text:span><text:span text:style-name="Strong_20_Emphasis"><text:span text:style-name="T225"> </text:span></text:span><text:span text:style-name="Strong_20_Emphasis"><text:span text:style-name="T226"><text:user-field-get text:name="Edition">desktop</text:user-field-get></text:span></text:span><text:span text:style-name="Strong_20_Emphasis"><text:span text:style-name="T222">.</text:span></text:span></text:p>
      <text:p text:style-name="P12"/>
      <text:p text:style-name="P73"><text:span text:style-name="T39">Kijk op</text:span><text:span text:style-name="T219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19"> </text:span><text:span text:style-name="T303">voor</text:span><text:span text:style-name="T304"> </text:span><text:span text:style-name="T305">deze en andere </text:span><text:span text:style-name="T306">Linux documenten</text:span><text:span text:style-name="T45">, scripts, </text:span><text:span text:style-name="T46">en informatie</text:span><text:span text:style-name="T45">.</text:span></text:p>
      <text:p text:style-name="P13"/>
      <text:p text:style-name="P48"><text:span text:style-name="T33">D</text:span><text:span text:style-name="T32">it is een invulbare PD</text:span><text:span text:style-name="T34">F</text:span><text:span text:style-name="T32"> met </text:span><text:span text:style-name="Strong_20_Emphasis"><text:span text:style-name="T57">tekst</text:span></text:span><text:span text:style-name="T32">- en</text:span><text:span text:style-name="Strong_20_Emphasis"><text:span text:style-name="T56"> </text:span></text:span><text:span text:style-name="Strong_20_Emphasis"><text:span text:style-name="T105"><draw:control text:anchor-type="as-char" draw:z-index="17" draw:name="Vorm3_ 1" draw:style-name="gr1" draw:text-style-name="P105" svg:width="0.35cm" svg:height="0.35cm" draw:control="control18"/></text:span></text:span><text:span text:style-name="T32"><text:s/>keuzevakken; </text:span><text:span text:style-name="T35">a</text:span><text:span text:style-name="T32">fdrukken is niet noodzakelijk.</text:span></text:p>
      <text:p text:style-name="P14"/>
      <text:p text:style-name="P21"><text:span text:style-name="T22">Vul </text:span><text:span text:style-name="T21">achter</text:span><text:span text:style-name="T16"> de </text:span><text:span text:style-name="Definition"><text:span text:style-name="T361">ONDERSTREEPTE</text:span></text:span><text:span text:style-name="T1"> </text:span><text:span text:style-name="T17">woorden</text:span><text:span text:style-name="T16"> het</text:span><text:span text:style-name="Strong_20_Emphasis"><text:span text:style-name="T286"> </text:span></text:span><text:span text:style-name="Strong_20_Emphasis"><text:span text:style-name="T287">tekstvak</text:span></text:span><text:span text:style-name="T17"> </text:span><text:span text:style-name="T22">in,</text:span><text:span text:style-name="T17"> </text:span><text:span text:style-name="T307">zie </text:span><text:span text:style-name="T327">[</text:span><text:span text:style-name="T307">toelichting</text:span><text:span text:style-name="T327">]</text:span><text:span text:style-name="T17">:</text:span></text:p>
      <text:p text:style-name="P2"><text:span text:style-name="Definition"><text:span text:style-name="T26">GEBRUIKER</text:span></text:span><text:span text:style-name="T312"><text:tab/><text:tab/></text:span><text:span text:style-name="T326"> <text:tab/><text:tab/></text:span><text:span text:style-name="T313"><draw:control text:anchor-type="as-char" svg:y="-0.429cm" draw:z-index="6" draw:name="Gebruiker" draw:style-name="gr2" draw:text-style-name="P106" svg:width="6.002cm" svg:height="0.6cm" draw:control="control7"><svg:title>Gebruiker</svg:title><svg:desc>Volledige naam, bijv. Jan Stek</svg:desc></draw:control></text:span><text:span text:style-name="T313"><text:tab/></text:span><text:span text:style-name="T314">[</text:span><text:span text:style-name="T310">volledige naam, bijv. </text:span><text:span text:style-name="T311">J</text:span><text:span text:style-name="T324">a</text:span><text:span text:style-name="T311">n </text:span><text:span text:style-name="T324">Jansen</text:span><text:span text:style-name="T325">]</text:span></text:p>
      <text:p text:style-name="P86"><text:span text:style-name="Definition"><text:span text:style-name="T309">g</text:span></text:span><text:span text:style-name="Definition">ebruikersnaam</text:span><text:span text:style-name="T308"><text:tab/></text:span><text:span text:style-name="T308"><draw:control text:anchor-type="as-char" svg:y="-0.429cm" draw:z-index="16" draw:name="Gberuikersnaam 2" draw:style-name="gr2" draw:text-style-name="P106" svg:width="6.002cm" svg:height="0.6cm" draw:control="control17"><svg:title>Gebruikersnaam</svg:title><svg:desc>Korte naam, bijv. jan</svg:desc></draw:control></text:span><text:span text:style-name="T308"><text:tab/></text:span><text:span text:style-name="T9">[</text:span><text:span text:style-name="T8">korte naam, bijv. </text:span><text:span text:style-name="T233">j</text:span><text:span text:style-name="T234">a</text:span><text:span text:style-name="T233">n</text:span><text:span text:style-name="T235">]</text:span></text:p>
      <text:p text:style-name="P7"><text:span text:style-name="Definition">COMPUTERNAAM</text:span><text:span text:style-name="T315"><text:tab/><text:tab/></text:span><draw:control text:anchor-type="as-char" svg:y="-0.429cm" draw:z-index="7" draw:name="Computernaam" draw:style-name="gr2" draw:text-style-name="P106" svg:width="6.002cm" svg:height="0.6cm" draw:control="control8"><svg:title>Computernaam</svg:title><svg:desc>Unieke naam van de computer</svg:desc></draw:control><text:tab/><text:span text:style-name="T321">[</text:span><text:span text:style-name="T317">naam van de compute</text:span><text:span text:style-name="T318">r, </text:span><text:span text:style-name="T319">bijv. </text:span><text:span text:style-name="T320">pc02</text:span><text:span text:style-name="T321">]</text:span></text:p>
      <text:p text:style-name="P1"><text:span text:style-name="Definition">OPSTARTMEnU</text:span><text:span text:style-name="T313"><text:tab/><text:tab/><text:tab/></text:span><text:span text:style-name="T313"><draw:control text:anchor-type="as-char" svg:y="-0.429cm" draw:z-index="8" draw:name="Opstartmenu" draw:style-name="gr2" draw:text-style-name="P106" svg:width="6.002cm" svg:height="0.6cm" draw:control="control9"><svg:title>Opstartmenu</svg:title><svg:desc>Toets voor het opstartmenu ("bootmenu")</svg:desc></draw:control></text:span><text:span text:style-name="T313"><text:tab/></text:span><text:span text:style-name="T321">[</text:span><text:span text:style-name="T317">to</text:span><text:span text:style-name="T322">ets voor het opstartmedium</text:span><text:span text:style-name="T323">]</text:span></text:p>
      <text:p text:style-name="P6"><text:span text:style-name="Definition"><text:span text:style-name="T316">INSTELLINGE</text:span></text:span><text:span text:style-name="Definition">N</text:span><text:span text:style-name="T316"> <text:tab/><text:tab/><text:tab/></text:span><text:span text:style-name="T316"><draw:control text:anchor-type="as-char" svg:y="-0.429cm" draw:z-index="5" draw:name="Instellingen" draw:style-name="gr2" draw:text-style-name="P106" svg:width="6.002cm" svg:height="0.6cm" draw:control="control6"><svg:title>Instellingen</svg:title><svg:desc>Toets voor het BIOS/UEFI-scherm ("setup")</svg:desc></draw:control></text:span><text:span text:style-name="T316"><text:tab/></text:span><text:span text:style-name="T321">[</text:span><text:span text:style-name="T317">toets voor het UEFI-BIOS-scherm</text:span><text:span text:style-name="T321">]</text:span></text:p>
      <text:p text:style-name="P3"><text:span text:style-name="Definition"><text:span text:style-name="T347">GEBRUIKER2</text:span></text:span><text:span text:style-name="T352"><text:tab/></text:span><text:span text:style-name="T354"> <text:tab/><text:tab/></text:span><text:span text:style-name="T339"><draw:control text:anchor-type="as-char" svg:y="-0.429cm" draw:z-index="13" draw:name="Gebruiker 1" draw:style-name="gr2" draw:text-style-name="P106" svg:width="6.002cm" svg:height="0.6cm" draw:control="control14"><svg:title>Gebruiker</svg:title><svg:desc>Volledige naam, bijv. Jan Stek</svg:desc></draw:control></text:span><text:span text:style-name="T339"><text:tab/></text:span><text:span text:style-name="T340">[</text:span><text:span text:style-name="T341">volledige naam </text:span><text:span text:style-name="T342">evt. 2</text:span><text:span text:style-name="T355">e</text:span><text:span text:style-name="T342"> gebruiker</text:span><text:span text:style-name="T343">]</text:span></text:p>
      <text:p text:style-name="P74"><text:span text:style-name="Definition"><text:span text:style-name="T347">GEBRUIKERSN</text:span></text:span><text:span text:style-name="Definition"><text:span text:style-name="T348">aa</text:span></text:span><text:span text:style-name="Definition"><text:span text:style-name="T347">M2</text:span></text:span><text:span text:style-name="Definition"><text:span text:style-name="T353"><text:tab/></text:span></text:span><text:span text:style-name="T344"><draw:control text:anchor-type="as-char" svg:y="-0.429cm" draw:z-index="14" draw:name="Gberuikersnaam 1" draw:style-name="gr2" draw:text-style-name="P106" svg:width="6.002cm" svg:height="0.6cm" draw:control="control15"><svg:title>Gebruikersnaam</svg:title><svg:desc>Korte naam, bijv. jan</svg:desc></draw:control></text:span><text:span text:style-name="T344"><text:tab/></text:span><text:span text:style-name="T346">[</text:span><text:span text:style-name="T345">korte naam</text:span><text:span text:style-name="T349"> </text:span><text:span text:style-name="T350">evt. 2</text:span><text:span text:style-name="T356">e</text:span><text:span text:style-name="T350"> gebruiker</text:span><text:span text:style-name="T351">]</text:span></text:p>
      <text:p text:style-name="P8"><text:span text:style-name="T236">Vervang </text:span><text:span text:style-name="T243">de</text:span><text:span text:style-name="T236"> </text:span><text:span text:style-name="Definition"><text:span text:style-name="T27">ONDERSTREEPTE</text:span></text:span><text:span text:style-name="T236"> </text:span><text:span text:style-name="T237">woorden </text:span><text:span text:style-name="T236">in deze checklist door </text:span><text:span text:style-name="T243">d</text:span><text:span text:style-name="T244">i</text:span><text:span text:style-name="T243">e </text:span><text:span text:style-name="T242">in </text:span><text:span text:style-name="T244">het</text:span><text:span text:style-name="Strong_20_Emphasis"><text:span text:style-name="T74"> </text:span></text:span><text:span text:style-name="Strong_20_Emphasis"><text:span text:style-name="T98">tekstvak</text:span></text:span><text:span text:style-name="T236">.</text:span></text:p>
      <text:p text:style-name="P5"/>
      <text:p text:style-name="P5"/>
      <text:p text:style-name="P4"><text:span text:style-name="T248">Nog niet op Linux?</text:span><text:span text:style-name="T238"><text:tab/></text:span><text:span text:style-name="T245"><text:tab/></text:span><text:span text:style-name="T246">G</text:span><text:span text:style-name="T239">ebruik </text:span><text:span text:style-name="Strong_20_Emphasis"><text:span text:style-name="T249">Checklist migratie</text:span></text:span><text:span text:style-name="T23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0"> onder </text:span><text:span text:style-name="T247">Linux</text:span><text:span text:style-name="T241">.</text:span></text:p>
      <text:p text:style-name="P47"><text:span text:style-name="T208">Nieuwe installatie?</text:span><text:span text:style-name="T203"><text:tab/></text:span><text:span text:style-name="T205"></text:span><text:span text:style-name="T207"><text:tab/></text:span><text:span text:style-name="T206">B</text:span><text:span text:style-name="T203">egin bij hoofdstuk </text:span><text:span text:style-name="T208"><text:bookmark-ref text:reference-format="page" text:ref-name="__RefNumPara__4009_1271708128">2</text:bookmark-ref></text:span><text:span text:style-name="T203"><text:s text:c="2"/></text:span><text:span text:style-name="T209"><text:bookmark-ref text:reference-format="text" text:ref-name="__RefNumPara__4009_1271708128">Installatie uitvoeren</text:bookmark-ref></text:span><text:span text:style-name="T204">.</text:span></text:p>
      <text:p text:style-name="P31"/>
      <text:p text:style-name="P31"/>
      <text:list xml:id="list231428069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54"><text:s/></text:span></text:span><text:span text:style-name="Strong_20_Emphasis"><text:span text:style-name="T104"><draw:control text:anchor-type="as-char" draw:z-index="11" draw:name="Vorm3_0" draw:style-name="gr1" draw:text-style-name="P10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1"><text:span text:style-name="User_20_Entry"><text:span text:style-name="T143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Definition"><text:span text:style-name="T359">gebruiker</text:span></text:span><text:span text:style-name="User_20_Entry"><text:span text:style-name="T177">s</text:span></text:span><text:span text:style-name="User_20_Entry"><text:span text:style-name="T193">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3" text:note-class="footnote"><text:note-citation>3</text:note-citation><text:note-body><text:p text:style-name="P81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2"><text:span text:style-name="Strong_20_Emphasis"><text:span text:style-name="T100">D</text:span></text:span><text:span text:style-name="Strong_20_Emphasis"><text:span text:style-name="T74">ruk op de </text:span></text:span><text:span text:style-name="Strong_20_Emphasis"><text:span text:style-name="T71">Super</text:span></text:span><text:span text:style-name="Strong_20_Emphasis"><text:span text:style-name="T74">-toets</text:span></text:span><text:span text:style-name="Strong_20_Emphasis"><text:span text:style-name="T37"><text:note text:id="ftn4" text:note-class="footnote"><text:note-citation>4</text:note-citation><text:note-body><text:p text:style-name="P84"><text:span text:style-name="T202">D</text:span>e <text:span text:style-name="T333">Super</text:span>-toets <text:span text:style-name="T272">is de Windows-toets, Command-toets </text:span><text:span text:style-name="T273">(Apple)</text:span><text:span text:style-name="T272">, of Vergrootglas-toets </text:span><text:span text:style-name="T273">(Chromebook)</text:span><text:span text:style-name="T272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9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58"><text:span text:style-name="T3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64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67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9"><text:s/></text:span></text:span><text:span text:style-name="Strong_20_Emphasis"><text:span text:style-name="Strong_20_Emphasis"><text:span text:style-name="T107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3"><text:span text:style-name="Strong_20_Emphasis"><text:span text:style-name="T100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71">Super</text:span></text:span><text:span text:style-name="Strong_20_Emphasis"><text:span text:style-name="T70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68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</text:span></text:span><text:span text:style-name="Strong_20_Emphasis"><text:span text:style-name="T108">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67"> </text:span></text:span><text:span text:style-name="Strong_20_Emphasis"><text:span text:style-name="T129">1</text:span></text:span><text:span text:style-name="Strong_20_Emphasis"><text:span text:style-name="T130"> </text:span></text:span><text:span text:style-name="Strong_20_Emphasis"><text:span text:style-name="T131">In</text:span></text:span><text:span text:style-name="Strong_20_Emphasis"><text:span text:style-name="T124">stallatie voorbereiden</text:span></text:span><text:span text:style-name="Strong_20_Emphasis"><text:span text:style-name="T8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0">Verder</text:span></text:span><text:span text:style-name="Strong_20_Emphasis"><text:span text:style-name="T99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6"/>
      <text:list xml:id="list95950652555449" text:continue-numbering="true" text:style-name="L1">
        <text:list-item>
          <text:p text:style-name="P103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6"><text:span text:style-name="T252">Start de computer op vanaf </text:span><text:span text:style-name="T256">een </text:span><text:span text:style-name="Strong_20_Emphasis"><text:span text:style-name="T231"><text:user-field-get text:name="Distro">Ubuntu</text:user-field-get></text:span></text:span><text:span text:style-name="T251"><text:s/></text:span><text:span text:style-name="T232"><text:user-field-get text:name="Version">22.04</text:user-field-get></text:span><text:span text:style-name="T137"><text:s/>Live</text:span><text:span text:style-name="T137"><text:note text:id="ftn5" text:note-class="footnote"><text:note-citation>1</text:note-citation><text:note-body><text:p text:style-name="P83"><text:span text:style-name="T328">Vanaf ee</text:span>n Live <text:span text:style-name="T357">usb</text:span><text:span text:style-name="T332">-stick </text:span><text:span text:style-name="T334">(</text:span><text:span text:style-name="T332">of </text:span><text:span text:style-name="T335">dvd</text:span><text:span text:style-name="T334">)</text:span><text:span text:style-name="T24"> </text:span>kunt <text:span text:style-name="T328">u opstarten en</text:span> <text:span text:style-name="T18">met </text:span><text:span text:style-name="Strong_20_Emphasis"><text:span text:style-name="T277"><text:user-field-get text:name="Distro">Ubuntu</text:user-field-get></text:span></text:span><text:span text:style-name="Strong_20_Emphasis"><text:span text:style-name="T277"><text:s/></text:span></text:span>werken zonder deze te installeren.</text:p></text:note-body></text:note></text:span><text:span text:style-name="T137"> </text:span><text:span text:style-name="T138">usb</text:span><text:span text:style-name="T139">-stick</text:span><text:span text:style-name="T139"><text:note text:id="ftn6" text:note-class="footnote"><text:note-citation>2</text:note-citation><text:note-body><text:p text:style-name="P79"><text:span text:style-name="Strong_20_Emphasis"><text:span text:style-name="T145">Download </text:span></text:span><text:span text:style-name="Strong_20_Emphasis"><text:span text:style-name="T146">een </text:span></text:span><text:span text:style-name="Strong_20_Emphasis"><text:span text:style-name="T147">cd</text:span></text:span><text:span text:style-name="Strong_20_Emphasis"><text:span text:style-name="T173">-beeldbestand</text:span></text:span><text:span text:style-name="Strong_20_Emphasis"><text:span text:style-name="T148"> </text:span></text:span><text:span text:style-name="Strong_20_Emphasis"><text:span text:style-name="T149">(.iso) </text:span></text:span><text:span text:style-name="Strong_20_Emphasis"><text:span text:style-name="T148">vanaf </text:span></text:span><text:a xlink:type="simple" xlink:href="https://nl.releases.ubuntu.com/" text:style-name="Internet_20_link" text:visited-style-name="Visited_20_Internet_20_Link"><text:span text:style-name="Strong_20_Emphasis"><text:span text:style-name="T330">nl.releases.ubuntu.com</text:span></text:span></text:a><text:span text:style-name="Strong_20_Emphasis"><text:span text:style-name="T148">, </text:span></text:span><text:span text:style-name="Strong_20_Emphasis"><text:span text:style-name="T150">klik op</text:span></text:span><text:span text:style-name="Strong_20_Emphasis"><text:span text:style-name="T151"> </text:span></text:span><text:span text:style-name="Strong_20_Emphasis"><text:span text:style-name="T179">Ubuntu 2</text:span></text:span><text:span text:style-name="Strong_20_Emphasis"><text:span text:style-name="T180">2</text:span></text:span><text:span text:style-name="Strong_20_Emphasis"><text:span text:style-name="T179">.04 LTS (Jammy Jellyfish)</text:span></text:span><text:span text:style-name="Strong_20_Emphasis"><text:span text:style-name="T151">, </text:span></text:span><text:span text:style-name="Strong_20_Emphasis"><text:span text:style-name="T152">en </text:span></text:span><text:span text:style-name="Strong_20_Emphasis"><text:span text:style-name="T150">klik </text:span></text:span><text:span text:style-name="Strong_20_Emphasis"><text:span text:style-name="T152">vervolgens </text:span></text:span><text:span text:style-name="Strong_20_Emphasis"><text:span text:style-name="T153">achter</text:span></text:span><text:span text:style-name="Strong_20_Emphasis"><text:span text:style-name="T152"> </text:span></text:span><text:span text:style-name="Strong_20_Emphasis"><text:span text:style-name="T181">Desktop image</text:span></text:span><text:span text:style-name="Strong_20_Emphasis"><text:span text:style-name="T152"> </text:span></text:span><text:span text:style-name="Strong_20_Emphasis"><text:span text:style-name="T153">op </text:span></text:span><text:span text:style-name="Strong_20_Emphasis"><text:span text:style-name="T178">64-bit PC (AMD64) desktop image</text:span></text:span><text:span text:style-name="Strong_20_Emphasis"><text:span text:style-name="T176">.</text:span></text:span><text:span text:style-name="Strong_20_Emphasis"><text:span text:style-name="T152"><text:line-break/></text:span></text:span><text:span text:style-name="Strong_20_Emphasis"><text:span text:style-name="T150">P</text:span></text:span><text:span text:style-name="Strong_20_Emphasis"><text:span text:style-name="T145">laats </text:span></text:span><text:span text:style-name="Strong_20_Emphasis"><text:span text:style-name="T146">een </text:span></text:span><text:span text:style-name="Strong_20_Emphasis"><text:span text:style-name="T147">usb</text:span></text:span><text:span text:style-name="Strong_20_Emphasis"><text:span text:style-name="T146">-stick </text:span></text:span><text:span text:style-name="Strong_20_Emphasis"><text:span text:style-name="T174">va</text:span></text:span><text:span text:style-name="Strong_20_Emphasis"><text:span text:style-name="T154">n </text:span></text:span><text:span text:style-name="Strong_20_Emphasis"><text:span text:style-name="T155">min</text:span></text:span><text:span text:style-name="Strong_20_Emphasis"><text:span text:style-name="T156">imaal</text:span></text:span><text:span text:style-name="Strong_20_Emphasis"><text:span text:style-name="T155"> </text:span></text:span><text:span text:style-name="Strong_20_Emphasis"><text:span text:style-name="T157">4</text:span></text:span><text:span text:style-name="Strong_20_Emphasis"><text:span text:style-name="T155"> GB. <text:line-break/></text:span></text:span><text:span text:style-name="Strong_20_Emphasis"><text:span text:style-name="T175">Zoek</text:span></text:span><text:span text:style-name="Strong_20_Emphasis"><text:span text:style-name="T155"> </text:span></text:span><text:span text:style-name="Strong_20_Emphasis"><text:span text:style-name="T182">s</text:span></text:span><text:span text:style-name="Strong_20_Emphasis"><text:span text:style-name="T183">ch</text:span></text:span><text:span text:style-name="Strong_20_Emphasis"><text:span text:style-name="T155"> en klik op het pictogram van</text:span></text:span><text:span text:style-name="Strong_20_Emphasis"><text:span text:style-name="T158"> </text:span></text:span><text:span text:style-name="Strong_20_Emphasis"><text:span text:style-name="T185">Schijven</text:span></text:span><text:span text:style-name="Strong_20_Emphasis"><text:span text:style-name="T159">. Selecteer de </text:span></text:span><text:span text:style-name="Strong_20_Emphasis"><text:span text:style-name="T160">usb</text:span></text:span><text:span text:style-name="Strong_20_Emphasis"><text:span text:style-name="T159">-stick in de lijst van schijven aan de linkerkant en klik rechtsboven op </text:span></text:span><text:span text:style-name="Strong_20_Emphasis"><text:span text:style-name="T184">Schijfinstellingen</text:span></text:span><text:span text:style-name="Strong_20_Emphasis"><text:span text:style-name="T159"> </text:span></text:span><text:span text:style-name="Strong_20_Emphasis"><text:span text:style-name="T184">⋮</text:span></text:span><text:span text:style-name="Strong_20_Emphasis"><text:span text:style-name="T159"> (icoontje met de drie puntjes).</text:span></text:span></text:p><text:p text:style-name="P76"><text:span text:style-name="Strong_20_Emphasis"><text:span text:style-name="T159"><text:tab/>Kies </text:span></text:span><text:span text:style-name="Strong_20_Emphasis"><text:span text:style-name="T184">Schijfkopie terugzetten</text:span></text:span><text:span text:style-name="Strong_20_Emphasis"><text:span text:style-name="T159"> en selecteer </text:span></text:span><text:span text:style-name="Strong_20_Emphasis"><text:span text:style-name="T161">het net</text:span></text:span><text:span text:style-name="Strong_20_Emphasis"><text:span text:style-name="T162"> gedownloade </text:span></text:span><text:span text:style-name="Strong_20_Emphasis"><text:span text:style-name="T163">cd</text:span></text:span><text:span text:style-name="T19">-beeldbestand </text:span><text:span text:style-name="T20">(.iso)</text:span><text:span text:style-name="Strong_20_Emphasis"><text:span text:style-name="T162">.</text:span></text:span></text:p><text:p text:style-name="P78"><text:span text:style-name="Strong_20_Emphasis"><text:span text:style-name="T159"><text:tab/>Klik op </text:span></text:span><text:span text:style-name="Strong_20_Emphasis"><text:span text:style-name="T184">Terugzetten starten</text:span></text:span><text:span text:style-name="Strong_20_Emphasis"><text:span text:style-name="T159"> en vervolgens op </text:span></text:span><text:span text:style-name="Strong_20_Emphasis"><text:span text:style-name="T184">Terugzetten</text:span></text:span><text:span text:style-name="Strong_20_Emphasis"><text:span text:style-name="T164">.<text:line-break/></text:span></text:span><text:span text:style-name="Strong_20_Emphasis"><text:span text:style-name="T165">O</text:span></text:span><text:span text:style-name="Strong_20_Emphasis"><text:span text:style-name="T146">f </text:span></text:span><text:span text:style-name="Strong_20_Emphasis"><text:span text:style-name="T166">gebruik </text:span></text:span><text:span text:style-name="Strong_20_Emphasis"><text:span text:style-name="T167">het programma </text:span></text:span><text:span text:style-name="Strong_20_Emphasis"><text:span text:style-name="T186">Etche</text:span></text:span><text:span text:style-name="Strong_20_Emphasis"><text:span text:style-name="T187">r</text:span></text:span><text:span text:style-name="Strong_20_Emphasis"><text:span text:style-name="T167"> </text:span></text:span><text:span text:style-name="Strong_20_Emphasis"><text:span text:style-name="T168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168">) </text:span></text:span><text:span text:style-name="Strong_20_Emphasis"><text:span text:style-name="T169">dat </text:span></text:span><text:span text:style-name="Strong_20_Emphasis"><text:span text:style-name="T146">beschikbaar </text:span></text:span><text:span text:style-name="Strong_20_Emphasis"><text:span text:style-name="T169">is </text:span></text:span><text:span text:style-name="Strong_20_Emphasis"><text:span text:style-name="T146">voor </text:span></text:span><text:span text:style-name="Strong_20_Emphasis"><text:span text:style-name="T159">Windows, </text:span></text:span><text:span text:style-name="Strong_20_Emphasis"><text:span text:style-name="T170">mac</text:span></text:span><text:span text:style-name="Strong_20_Emphasis"><text:span text:style-name="T171">OS</text:span></text:span><text:span text:style-name="Strong_20_Emphasis"><text:span text:style-name="T167">, </text:span></text:span><text:span text:style-name="Strong_20_Emphasis"><text:span text:style-name="T168">en </text:span></text:span><text:span text:style-name="Strong_20_Emphasis"><text:span text:style-name="T167">Linux</text:span></text:span><text:span text:style-name="Strong_20_Emphasis"><text:span text:style-name="T172">.</text:span></text:span></text:p></text:note-body></text:note></text:span><text:span text:style-name="T137"> </text:span><text:span text:style-name="T140">of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46"><text:span text:style-name="T196">Opstart/</text:span><text:span text:style-name="T197">bootmenu</text:span><text:span text:style-name="T196"> </text:span><text:span text:style-name="T195">via </text:span><text:span text:style-name="Definition"><text:span text:style-name="T367">opstartmenu</text:span></text:span><text:span text:style-name="T195"> </text:span><text:span text:style-name="T198">en</text:span><text:span text:style-name="T195"> </text:span><text:span text:style-name="T196">instellingen/</text:span><text:span text:style-name="T197">setup</text:span><text:span text:style-name="T195"> via </text:span><text:span text:style-name="Definition"><text:span text:style-name="T6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9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0">D</text:span></text:span><text:span text:style-name="Strong_20_Emphasis"><text:span text:style-name="T40">ruk op </text:span></text:span><text:span text:style-name="Strong_20_Emphasis"><text:span text:style-name="T41">de </text:span></text:span><text:span text:style-name="Strong_20_Emphasis"><text:span text:style-name="T42">Enter</text:span></text:span><text:span text:style-name="Strong_20_Emphasis"><text:span text:style-name="T41">-toets </text:span></text:span><text:span text:style-name="Strong_20_Emphasis"><text:span text:style-name="T50">(</text:span></text:span><text:span text:style-name="Strong_20_Emphasis"><text:span text:style-name="T123">Try or Install Ubuntu</text:span></text:span><text:span text:style-name="Strong_20_Emphasis"><text:span text:style-name="T49"> </text:span></text:span><text:span text:style-name="Strong_20_Emphasis"><text:span text:style-name="T50">is reeds geselecteerd)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99"><text:span text:style-name="Strong_20_Emphasis"><text:span text:style-name="T141"><text:s/></text:span></text:span><text:span text:style-name="Strong_20_Emphasis"><text:span text:style-name="T142"><draw:control text:anchor-type="as-char" draw:z-index="22" draw:name="Vorm 6" draw:style-name="gr1" draw:text-style-name="P105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2"><text:span text:style-name="T253">Kies</text:span><text:span text:style-name="T254"> </text:span><text:span text:style-name="T257">Nederlands</text:span><text:span text:style-name="T254"> en klik</text:span><text:span text:style-name="T255"> </text:span><text:span text:style-name="T254">op</text:span><text:span text:style-name="T253"> </text:span><text:span text:style-name="T250">Ubuntu installeren</text:span><text:span text:style-name="T253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><text:span text:style-name="Strong_20_Emphasis"><text:span text:style-name="T47">V</text:span></text:span><text:span text:style-name="Strong_20_Emphasis"><text:span text:style-name="T44">olg de aanwijzingen </text:span></text:span><text:span text:style-name="Strong_20_Emphasis"><text:span text:style-name="T48">op de </text:span></text:span><text:span text:style-name="Strong_20_Emphasis"><text:span text:style-name="T51">welkom</text:span></text:span><text:span text:style-name="Strong_20_Emphasis"><text:span text:style-name="T53">st</text:span></text:span><text:span text:style-name="Strong_20_Emphasis"><text:span text:style-name="T51">- </text:span></text:span><text:span text:style-name="Strong_20_Emphasis"><text:span text:style-name="T52">en installatie</text:span></text:span><text:span text:style-name="Strong_20_Emphasis"><text:span text:style-name="T48">schermen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59"><draw:control text:anchor-type="as-char" draw:z-index="15" draw:name="Vorm 1" draw:style-name="gr1" draw:text-style-name="P10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0"><text:span text:style-name="T290">Op </text:span><text:span text:style-name="T291">het </text:span><text:span text:style-name="T289">scherm </text:span><text:span text:style-name="Strong_20_Emphasis"><text:span text:style-name="T289">Wie bent u?</text:span></text:span><text:span text:style-name="T289">: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1"><text:span text:style-name="T296">V</text:span><text:span text:style-name="T290">ul </text:span><text:span text:style-name="T292">in </text:span><text:span text:style-name="Strong_20_Emphasis"><text:span text:style-name="T293">Uw n</text:span></text:span><text:span text:style-name="Strong_20_Emphasis"><text:span text:style-name="T294">aam</text:span></text:span><text:span text:style-name="Strong_20_Emphasis"><text:span text:style-name="T280"> </text:span></text:span><text:span text:style-name="Definition"><text:span text:style-name="T4">gebruiker</text:span></text:span><text:span text:style-name="Strong_20_Emphasis"><text:span text:style-name="T281">, <text:line-break/></text:span></text:span><text:span text:style-name="Strong_20_Emphasis"><text:span text:style-name="T294">Naam </text:span></text:span><text:span text:style-name="Strong_20_Emphasis"><text:span text:style-name="T293">van uw </text:span></text:span><text:span text:style-name="Strong_20_Emphasis"><text:span text:style-name="T295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80">,<text:line-break/></text:span></text:span><text:span text:style-name="Strong_20_Emphasis"><text:span text:style-name="T293">Kies een g</text:span></text:span><text:span text:style-name="Strong_20_Emphasis"><text:span text:style-name="T295">ebruikersnaam</text:span></text:span><text:span text:style-name="Strong_20_Emphasis"><text:span text:style-name="T280"> </text:span></text:span><text:span text:style-name="Definition"><text:span text:style-name="T4">gebruikersnaam</text:span></text:span><text:span text:style-name="Strong_20_Emphasis"><text:span text:style-name="T280">,<text:line-break/></text:span></text:span><text:span text:style-name="Strong_20_Emphasis"><text:span text:style-name="T282">g</text:span></text:span><text:span text:style-name="Strong_20_Emphasis"><text:span text:style-name="T279">eef tweemaal een </text:span></text:span><text:span text:style-name="Strong_20_Emphasis"><text:span text:style-name="T288">wachtwoord</text:span></text:span><text:span text:style-name="Strong_20_Emphasis"><text:span text:style-name="T279">,</text:span></text:span><text:span text:style-name="Strong_20_Emphasis"><text:span text:style-name="T283"> </text:span></text:span><text:span text:style-name="Strong_20_Emphasis"><text:span text:style-name="T284">en</text:span></text:span><text:span text:style-name="Strong_20_Emphasis"><text:span text:style-name="T283"> </text:span></text:span><text:span text:style-name="Strong_20_Emphasis"><text:span text:style-name="T285">k</text:span></text:span><text:span text:style-name="Strong_20_Emphasis"><text:span text:style-name="T279">lik op </text:span></text:span><text:span text:style-name="Strong_20_Emphasis"><text:span text:style-name="T288">Verder</text:span></text:span><text:span text:style-name="Strong_20_Emphasis"><text:span text:style-name="T27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3"><text:s/></text:span></text:span><text:span text:style-name="Strong_20_Emphasis"><text:span text:style-name="T59"><draw:control text:anchor-type="as-char" draw:z-index="19" draw:name="Vorm 3" draw:style-name="gr1" draw:text-style-name="P10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8">Op het scherm <text:span text:style-name="T362">Installatie voltooid</text:span> <text:span text:style-name="T368">k</text:span>lik op <text:span text:style-name="T363">Nu he</text:span><text:span text:style-name="T362">rstarten</text:span>.</text:p>
          </table:table-cell>
        </table:table-row>
      </table:table>
      <text:p text:style-name="P51"><text:span text:style-name="Strong_20_Emphasis"><text:span text:style-name="T109"/></text:span></text:p>
      <text:list xml:id="list95951129738178" text:continue-numbering="true" text:style-name="L1">
        <text:list-item>
          <text:p text:style-name="P101"><text:span text:style-name="Strong_20_Emphasis"><text:span text:style-name="T125">Installatie </text:span></text:span><text:span text:style-name="Strong_20_Emphasis"><text:span text:style-name="T126">afronden</text:span></text:span></text:p>
        </text:list-item>
      </text:list>
      <text:p text:style-name="P52"><text:span text:style-name="Strong_20_Emphasis"><text:span text:style-name="T4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9"><text:s/></text:span></text:span><text:span text:style-name="Strong_20_Emphasis"><text:span text:style-name="T107"><draw:control text:anchor-type="as-char" draw:z-index="3" draw:name="Vorm24" draw:style-name="gr1" draw:text-style-name="P105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43">Aanmelden als </text:span></text:span><text:span text:style-name="Definition"><text:span text:style-name="T11">gebruiker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><text:span text:style-name="Strong_20_Emphasis"><text:span text:style-name="T110"/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8"><text:s/></text:span></text:span><text:span text:style-name="Strong_20_Emphasis"><text:span text:style-name="T106"><draw:control text:anchor-type="as-char" draw:z-index="18" draw:name="Vorm 2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47">V</text:span></text:span><text:span text:style-name="Strong_20_Emphasis"><text:span text:style-name="T44">olg de aanwijzingen </text:span></text:span><text:span text:style-name="Strong_20_Emphasis"><text:span text:style-name="T48">op de </text:span></text:span><text:span text:style-name="Strong_20_Emphasis"><text:span text:style-name="T51">welkomst</text:span></text:span><text:span text:style-name="Strong_20_Emphasis"><text:span text:style-name="T48">schermen</text:span></text:span><text:span text:style-name="Strong_20_Emphasis"><text:span text:style-name="T111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9" draw:name="Vorm4_1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7" text:note-class="footnote"><text:note-citation>1</text:note-citation><text:note-body><text:p text:style-name="P77"><text:span text:style-name="T337">Debian-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94"><text:span text:style-name="Strong_20_Emphasis"><text:span text:style-name="T101">D</text:span></text:span><text:span text:style-name="Strong_20_Emphasis"><text:span text:style-name="T83">ruk</text:span></text:span><text:span text:style-name="Strong_20_Emphasis"><text:span text:style-name="T6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74"><text:note text:id="ftn8" text:note-class="footnote"><text:note-citation>2</text:note-citation><text:note-body><text:p text:style-name="P49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9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61"><text:span text:style-name="T5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68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9"><text:s/></text:span></text:span><text:span text:style-name="Strong_20_Emphasis"><text:span text:style-name="T107"><draw:control text:anchor-type="as-char" draw:z-index="4" draw:name="Vorm37" draw:style-name="gr1" draw:text-style-name="P105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86">Rond de</text:span></text:span><text:span text:style-name="Strong_20_Emphasis"><text:span text:style-name="T87"> installatie </text:span></text:span><text:span text:style-name="Strong_20_Emphasis"><text:span text:style-name="T86">af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5"><text:span text:style-name="Strong_20_Emphasis"><text:span text:style-name="T101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2">3</text:span></text:span><text:span text:style-name="Strong_20_Emphasis"><text:span text:style-name="T112"> </text:span></text:span><text:span text:style-name="Strong_20_Emphasis"><text:span text:style-name="T133">Installatie</text:span></text:span><text:span text:style-name="Strong_20_Emphasis"><text:span text:style-name="T134"> </text:span></text:span><text:span text:style-name="Strong_20_Emphasis"><text:span text:style-name="T135">afrond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1">Verd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59"><text:s/></text:span></text:span><text:span text:style-name="Strong_20_Emphasis"><text:span text:style-name="T107"><draw:control text:anchor-type="as-char" draw:z-index="20" draw:name="Vorm 4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91"><text:span text:style-name="T365">De </text:span><text:span text:style-name="T366">computer</text:span><text:span text:style-name="T365"> </text:span><text:span text:style-name="T362">Herstart</text:span><text:span text:style-name="T364">en</text:span>.</text:p>
          </table:table-cell>
        </table:table-row>
      </table:table>
      <text:p text:style-name="P52"><text:span text:style-name="Strong_20_Emphasis"><text:span text:style-name="T43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67"/></text:span></text:p>
      <text:list xml:id="list95950380951308" text:continue-numbering="true" text:style-name="L1">
        <text:list-item>
          <text:p text:style-name="P104"><text:span text:style-name="Strong_20_Emphasis"><text:span text:style-name="T2">Gebruiker inrichten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2"><text:span text:style-name="Strong_20_Emphasis"><text:span text:style-name="T59"><text:s/></text:span></text:span><text:span text:style-name="Strong_20_Emphasis"><text:span text:style-name="T107"><draw:control text:anchor-type="as-char" draw:z-index="10" draw:name="Vorm40_0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25"><text:span text:style-name="Strong_20_Emphasis"><text:span text:style-name="T43">Aanmelden als </text:span></text:span><text:span text:style-name="Definition"><text:span text:style-name="T11">gebruiker</text:span></text:span><text:span text:style-name="Strong_20_Emphasis"><text:span text:style-name="T91"><text:note text:id="ftn9" text:note-class="footnote"><text:note-citation>1</text:note-citation><text:note-body><text:p text:style-name="P72"><text:span text:style-name="User_20_Entry"><text:span text:style-name="T199">E</text:span></text:span><text:span text:style-name="User_20_Entry"><text:span text:style-name="T201">ventuele extra </text:span></text:span><text:span text:style-name="Definition"><text:span text:style-name="T360">gebruiker</text:span></text:span><text:span text:style-name="User_20_Entry"><text:span text:style-name="T200">s</text:span></text:span><text:span text:style-name="User_20_Entry"><text:span text:style-name="T201"> aanmelden en dezelfde stappen uitvoeren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66"><text:span text:style-name="Strong_20_Emphasis"><text:span text:style-name="T59"><text:s/></text:span></text:span><text:span text:style-name="Strong_20_Emphasis"><text:span text:style-name="T107"><draw:control text:anchor-type="as-char" draw:z-index="12" draw:name="Vorm40_2" draw:style-name="gr1" draw:text-style-name="P105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Strong_20_Emphasis"><text:span text:style-name="T103">gebruiker</text:span></text:span><text:span text:style-name="Strong_20_Emphasis"><text:span text:style-name="T93"> </text:span></text:span><text:span text:style-name="Strong_20_Emphasis"><text:span text:style-name="T95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29"><text:span text:style-name="Strong_20_Emphasis"><text:span text:style-name="T102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37"><text:note text:id="ftn10" text:note-class="footnote"><text:note-citation>2</text:note-citation><text:note-body><text:p text:style-name="P50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7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2">4 </text:span></text:span><text:span text:style-name="Strong_20_Emphasis"><text:span text:style-name="T116">Gebruiker inricht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2">Verder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/>
          </table:table-cell>
        </table:table-row>
        <table:table-row>
          <table:table-cell table:style-name="Tabel2.A1" office:value-type="string">
            <text:p text:style-name="P45"><text:span text:style-name="Strong_20_Emphasis"><text:span text:style-name="T58"><text:s/></text:span></text:span><text:span text:style-name="Strong_20_Emphasis"><text:span text:style-name="T106"><draw:control text:anchor-type="as-char" draw:z-index="21" draw:name="Vorm 5" draw:style-name="gr1" draw:text-style-name="P105" svg:width="0.35cm" svg:height="0.35cm" draw:control="control22"/></text:span></text:span></text:p>
          </table:table-cell>
          <table:table-cell table:style-name="Tabel2.A1" office:value-type="string">
            <text:p text:style-name="P90"><text:span text:style-name="T365">De gebruiker </text:span><text:span text:style-name="T362">Afmelden</text:span>.</text:p>
          </table:table-cell>
        </table:table-row>
      </table:table>
      <text:p text:style-name="P23"><text:span text:style-name="Strong_20_Emphasis"><text:span text:style-name="T96"/></text:span></text:p>
      <text:p text:style-name="P41"/>
      <text:p text:style-name="P41"/>
      <text:p text:style-name="P43"><text:span text:style-name="T210">E</text:span><text:span text:style-name="T211">inde c</text:span><text:span text:style-name="T212">hecklist, </text:span><text:span text:style-name="T213">d</text:span><text:span text:style-name="T212">e installatie van </text:span><text:span text:style-name="Strong_20_Emphasis"><text:span text:style-name="T229"><text:user-field-get text:name="Distro">Ubuntu</text:user-field-get></text:span></text:span><text:span text:style-name="T214"><text:s/></text:span><text:span text:style-name="T215"><text:user-field-get text:name="Version">22.04</text:user-field-get></text:span><text:span text:style-name="Strong_20_Emphasis"><text:span text:style-name="T230"><text:s/></text:span></text:span><text:span text:style-name="Strong_20_Emphasis"><text:span text:style-name="T228">LTS</text:span></text:span><text:span text:style-name="T36"> </text:span><text:span text:style-name="Strong_20_Emphasis"><text:span text:style-name="T136"><text:user-field-get text:name="Edition">desktop</text:user-field-get></text:span></text:span><text:span text:style-name="Strong_20_Emphasis"><text:span text:style-name="T136"><text:s/></text:span></text:span><text:span text:style-name="T212">is voltooid.</text:span></text:p>
      <text:p text:style-name="P20"/>
      <text:p text:style-name="P9"><text:span text:style-name="Emphasis"><text:span text:style-name="T300">Geschreven </text:span></text:span><text:span text:style-name="Emphasis"><text:span text:style-name="T298">d</text:span></text:span><text:span text:style-name="Emphasis"><text:span text:style-name="T30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1">Karel Zimmer</text:span></text:span></text:a><text:span text:style-name="Emphasis"><text:span text:style-name="T30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2">CC0 1.0 Universeel</text:span></text:span></text:a><text:span text:style-name="Emphasis"><text:span text:style-name="T300">,</text:span></text:span><text:span text:style-name="Emphasis"><text:span text:style-name="T297"> </text:span></text:span><text:span text:style-name="Strong_20_Emphasis"><text:span text:style-name="T67"><text:user-field-get style:data-style-name="N0" text:name="Releaseyear">2022</text:user-field-get></text:span></text:span><text:span text:style-name="Emphasis"><text:span text:style-name="T299">-</text:span></text:span><text:span text:style-name="Emphasis"><text:span text:style-name="T299"><text:date style:data-style-name="N10107" text:date-value="2023-06-14T09:59:49.515951974">2023</text:date></text:span></text:span><text:span text:style-name="Emphasis"><text:span text:style-name="T29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6-14T09:59:49.200375205">14-06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4T09:59:49.000706646</dc:date>
    <meta:keyword>Installatie</meta:keyword>
    <meta:keyword>Checklist</meta:keyword>
    <meta:keyword>Linux</meta:keyword>
    <meta:editing-cycles>6679</meta:editing-cycles>
    <meta:editing-duration>P11DT19H55M32S</meta:editing-duration>
    <dc:creator>Karel Zimmer</dc:creator>
    <meta:document-statistic meta:table-count="4" meta:image-count="0" meta:object-count="0" meta:page-count="4" meta:paragraph-count="88" meta:word-count="661" meta:character-count="4593" meta:non-whitespace-character-count="3964"/>
    <meta:user-defined meta:name="Info 1"/>
    <meta:user-defined meta:name="Info 2"/>
    <meta:user-defined meta:name="Info 3"/>
    <meta:user-defined meta:name="Info 4"/>
  </office:meta>
</office:document-meta>
</file>